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1ca" officeooo:paragraph-rsid="001871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09:05:54.834983211</meta:creation-date>
    <dc:date>2018-07-12T09:07:14.158228024</dc:date>
    <meta:editing-duration>PT1M29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0.3.2$Linux_X86_64 LibreOffice_project/00m0$Build-2</meta:generator>
  </office:meta>
</office:document-meta>
</file>